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be6" officeooo:paragraph-rsid="00148be6"/>
    </style:style>
    <style:style style:name="P2" style:family="paragraph" style:parent-style-name="Standard">
      <style:text-properties officeooo:rsid="00148be6" officeooo:paragraph-rsid="00157191"/>
    </style:style>
    <style:style style:name="P3" style:family="paragraph" style:parent-style-name="Standard">
      <style:text-properties officeooo:rsid="00148be6" officeooo:paragraph-rsid="0015b7e0"/>
    </style:style>
    <style:style style:name="P4" style:family="paragraph" style:parent-style-name="Standard">
      <style:text-properties fo:font-weight="bold" officeooo:rsid="00148be6" officeooo:paragraph-rsid="00148be6" style:font-weight-asian="bold" style:font-weight-complex="bold"/>
    </style:style>
    <style:style style:name="P5" style:family="paragraph" style:parent-style-name="Standard">
      <style:text-properties fo:font-weight="bold" officeooo:rsid="0017fdb5" officeooo:paragraph-rsid="0017fdb5" style:font-weight-asian="bold" style:font-weight-complex="bold"/>
    </style:style>
    <style:style style:name="P6" style:family="paragraph" style:parent-style-name="Standard">
      <style:text-properties officeooo:rsid="0017fdb5" officeooo:paragraph-rsid="0017fdb5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7fdb5" officeooo:paragraph-rsid="0017fdb5" style:font-weight-asian="bold" style:font-weight-complex="bold"/>
    </style:style>
    <style:style style:name="P8" style:family="paragraph" style:parent-style-name="Standard">
      <style:text-properties officeooo:rsid="001a8320" officeooo:paragraph-rsid="001a83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7191"/>
    </style:style>
    <style:style style:name="T3" style:family="text">
      <style:text-properties officeooo:rsid="0015b7e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a5b2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EX3</text:p>
      <text:p text:style-name="P1">Aleksander Łyskawa 275462 </text:p>
      <text:p text:style-name="P1">12.12.2024</text:p>
      <text:p text:style-name="P1"/>
      <text:p text:style-name="P7">Wnioski:</text:p>
      <text:p text:style-name="P6"/>
      <text:p text:style-name="P5">zadanie 1 </text:p>
      <text:p text:style-name="P6">Porównanie obrazu pierwotnego i obrazu po odwrotnej transformacji pozwala sprawdzić, jak dokładnie proces transformacji Fouriera odtwarza obraz. Różnice są niezauważalne.</text:p>
      <text:p text:style-name="P5"/>
      <text:p text:style-name="P5">Zadanie 2</text:p>
      <text:p text:style-name="P6">Po wykonaniu transformacji Fouriera i obejrzeniu widma, można określić, jak różne części obrazu przyczyniają się do ogólnego widma i jak różne częstotliwości wpływają na jego strukturę.</text:p>
      <text:p text:style-name="P5"/>
      <text:p text:style-name="P5">Zadanie 3</text:p>
      <text:p text:style-name="P6">Wynikiem filtracji dolnoprzepustowej <text:s/><text:span text:style-name="T5">jest obraz </text:span><text:span text:style-name="Strong_20_Emphasis"><text:span text:style-name="T4">rozmyty</text:span></text:span>, bez szczegółyów i ostrości krawędzi.</text:p>
      <text:p text:style-name="P6"/>
      <text:p text:style-name="P6">Wynikiem filtracji górnoprzepustowej <text:span text:style-name="T5">jest </text:span><text:span text:style-name="Strong_20_Emphasis"><text:span text:style-name="T4">obraz z wyraźnymi krawędziami</text:span></text:span><text:span text:style-name="T4">,</text:span> ale bez tła i gładkich elementow. </text:p>
      <text:p text:style-name="P6"/>
      <text:p text:style-name="P8">Po zsumowaniu obrazów wynikowych otrzymałem obraz pierwotny.</text:p>
      <text:p text:style-name="P6"/>
      <text:p text:style-name="P6"/>
      <text:p text:style-name="P6"/>
      <text:p text:style-name="P7">Pytanie otwarte:</text:p>
      <text:p text:style-name="P7"/>
      <text:p text:style-name="P1">1. <text:span text:style-name="T1">Czy transformacja Fouriera jest operacją liniową? Czy w związku z poprzednim jest również odwracalną? Czy można to pokazać eksperymentalnie?</text:span></text:p>
      <text:p text:style-name="P1"/>
      <text:p text:style-name="P1">Tak, transformacja Fouriera jest operacją liniową.</text:p>
      <text:p text:style-name="P3"><text:s/></text:p>
      <text:p text:style-name="P3">Transformacja Fouriera jest odwracalna. Po obliczeniu DFT i wykonaniu odwrotnej transformacji, otrzymujemy pierwotny obraz . Odwracalność można łatwo pokazać eksperymentalnie, obliczając DFT obrazu, a następnie wykonując odwrotną transformację i porównując obraz po odwrotnej transformacji z oryginałem.</text:p>
      <text:p text:style-name="P1"/>
      <text:p text:style-name="P2"><text:span text:style-name="T1">2. Gdzie w widmie obrazu znajdują się niskie i wysokie częstotliwości? Gdzie jest składowa stała?</text:span></text:p>
      <text:p text:style-name="P2"><text:span text:style-name="T1"/></text:p>
      <text:p text:style-name="P2"><text:span text:style-name="T1">- </text:span>Niskie częstotliwości: znajdują się w centrum widma, odpowiadają za tło i duże, gładkie obszary obrazu.</text:p>
      <text:p text:style-name="P2"/>
      <text:p text:style-name="P2">- Wysokie częstotliwości: umiejscowione są na obrzeżach, odpowiadają za detale i krawędzie.</text:p>
      <text:p text:style-name="P1"/>
      <text:p text:style-name="P1">- Składowa stała: znajduje się w centrum widma, reprezentuje średnią intensywność obraz.</text:p>
      <text:p text:style-name="P1"/>
      <text:p text:style-name="P4">3. Co oznacza, gdy widmo obrazu jest jaśniejsze w centrum niż na obrzeżach?</text:p>
      <text:p text:style-name="P4"/>
      <text:p text:style-name="P1">Oznacza to, że obraz ma dużo niskich częstotliwości, co sugeruje, że jest gładki z dużymi, równymi obszarami i mało szczegółów.</text:p>
      <text:p text:style-name="P1"/>
      <text:p text:style-name="P4"/>
      <text:p text:style-name="P4"><text:soft-page-break/></text:p>
      <text:p text:style-name="P4"/>
      <text:p text:style-name="P4">4. Dlaczego w widmie obrazu ball.png pojawiają się ukośne linie?</text:p>
      <text:p text:style-name="P1"/>
      <text:p text:style-name="P1">Ukośne linie w widmie wskazują na obecność ukierunkowanych, regularnych struktur w obrazie, np. <text:span text:style-name="T3">konturów i ksztaltów kuli. </text:span><text:s/>Kąt tych linii odpowiada orientacji tych struktur w obrazie.</text:p>
      <text:p text:style-name="P4"/>
      <text:p text:style-name="P4">5. Skąd biorą się cztery maksima w widmie obrazu marine.png?</text:p>
      <text:p text:style-name="P1"/>
      <text:p text:style-name="P1">Cztery maksima w widmie obrazu marine.png mogą wynikać z ziarnistości obrazu, która staje się wyraźna po przybliżeniu. W przestrzeni Fouriera ziarnistość ta może przejawiać się jako cztery maksima. Jest to efektem powtarzalności tych struktur w obrazie oraz sposobu, w jaki transformacja Fouriera reprezentuje częstotliwości w obrazie. Regularne, drobne zmiany jasności w obrazie prowadzą do pojawienia się określonych częstotliwości, które ukazują się w widmie jako maksima.</text:p>
      <text:p text:style-name="P4"/>
      <text:p text:style-name="P4">6. Dlaczego widmo obrazu ma ten sam rozmiar co obraz pierwotny?</text:p>
      <text:p text:style-name="P1"/>
      <text:p text:style-name="P1">Widmo ma taki sam rozmiar jak obraz, ponieważ dla każdego piksela w obrazie istnieje odpowiadająca częstotliwość w widmie, co utrzymuje wymiary <text:span text:style-name="T2">obrazu</text:span>.</text:p>
      <text:p text:style-name="P1"/>
      <text:p text:style-name="P4">7. Z jakimi elementami obrazu związane są niskie i wysokie częstotliwości?</text:p>
      <text:p text:style-name="P1"/>
      <text:p text:style-name="P2">- Niskie częstotliwości związane są z gładkimi obszarami i tłem obrazu.</text:p>
      <text:p text:style-name="P2"/>
      <text:p text:style-name="P2">- Wysokie częstotliwości odpowiadają za krawędzie i detale obrazu.</text:p>
      <text:p text:style-name="P1"/>
      <text:p text:style-name="P4">8. Zastosowanie filtracji dolnoprzepustowej i górnoprzepustowej?</text:p>
      <text:p text:style-name="P1"/>
      <text:p text:style-name="P1">- Filtracja dolnoprzepustowa <text:span text:style-name="T2">jest</text:span> używana do wygładzania obrazów i usuwania szumów.</text:p>
      <text:p text:style-name="P2"/>
      <text:p text:style-name="P2">- Filtracja górnoprzepustowa: przydatna do wyostrzania obrazów i wykrywania krawędzi.</text:p>
      <text:p text:style-name="P1"/>
      <text:p text:style-name="P4">9. Czy suma filtracji dolnoprzepustowej i górnoprzepustowej daje obraz pierwotny?</text:p>
      <text:p text:style-name="P1"/>
      <text:p text:style-name="P1">Tak, ponieważ filtracja dolnoprzepustowa zachowuje gładkie obszary, a górnoprzepustowa detale i krawędzie. Suma obu filtrów pozwala odzyskać pełny obraz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2T09:38:41.943889612</meta:creation-date>
    <dc:date>2024-12-12T10:54:53.036755643</dc:date>
    <meta:editing-duration>PT25M2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37" meta:word-count="474" meta:character-count="3474" meta:non-whitespace-character-count="3030"/>
  </office:meta>
</office:document-meta>
</file>